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en" fo:country="US" officeooo:rsid="0027b290" officeooo:paragraph-rsid="0027b290"/>
    </style:style>
    <style:style style:name="P2" style:family="paragraph" style:parent-style-name="Heading_20_1">
      <style:text-properties fo:language="en" fo:country="US" officeooo:rsid="001f5064" officeooo:paragraph-rsid="001f5064"/>
    </style:style>
    <style:style style:name="P3" style:family="paragraph" style:parent-style-name="Heading_20_1">
      <style:text-properties officeooo:paragraph-rsid="006838a6"/>
    </style:style>
    <style:style style:name="P4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5" style:family="paragraph" style:parent-style-name="Heading_20_1">
      <style:text-properties officeooo:rsid="00bbefd2" officeooo:paragraph-rsid="00bbefd2"/>
    </style:style>
    <style:style style:name="P6" style:family="paragraph" style:parent-style-name="Heading_20_1">
      <style:text-properties officeooo:paragraph-rsid="00bd83ee"/>
    </style:style>
    <style:style style:name="P7" style:family="paragraph" style:parent-style-name="Text_20_body">
      <style:text-properties officeooo:paragraph-rsid="001f5064"/>
    </style:style>
    <style:style style:name="P8" style:family="paragraph" style:parent-style-name="Text_20_body">
      <style:text-properties officeooo:rsid="0031a813" officeooo:paragraph-rsid="007e87e5"/>
    </style:style>
    <style:style style:name="P9" style:family="paragraph" style:parent-style-name="Text_20_body">
      <style:text-properties fo:language="en" fo:country="US" officeooo:rsid="0027b290" officeooo:paragraph-rsid="0027b290"/>
    </style:style>
    <style:style style:name="P10" style:family="paragraph" style:parent-style-name="Text_20_body">
      <style:text-properties fo:language="en" fo:country="US" officeooo:rsid="002859bb" officeooo:paragraph-rsid="002859bb"/>
    </style:style>
    <style:style style:name="P11" style:family="paragraph" style:parent-style-name="Text_20_body" style:list-style-name="L1">
      <style:text-properties fo:language="en" fo:country="US" officeooo:rsid="002859bb" officeooo:paragraph-rsid="002859bb"/>
    </style:style>
    <style:style style:name="P12" style:family="paragraph" style:parent-style-name="Text_20_body" style:list-style-name="L2">
      <style:text-properties fo:language="en" fo:country="US" officeooo:rsid="002859bb" officeooo:paragraph-rsid="003c4fa0"/>
    </style:style>
    <style:style style:name="P13" style:family="paragraph" style:parent-style-name="Text_20_body" style:list-style-name="L1">
      <style:text-properties fo:language="en" fo:country="US" officeooo:rsid="003da385" officeooo:paragraph-rsid="003da385"/>
    </style:style>
    <style:style style:name="P14" style:family="paragraph" style:parent-style-name="Text_20_body" style:list-style-name="L2">
      <style:text-properties fo:language="en" fo:country="US" officeooo:rsid="003da385" officeooo:paragraph-rsid="003da385"/>
    </style:style>
    <style:style style:name="P15" style:family="paragraph" style:parent-style-name="Text_20_body">
      <style:text-properties fo:language="en" fo:country="US" officeooo:rsid="003da385" officeooo:paragraph-rsid="003da385"/>
    </style:style>
    <style:style style:name="P16" style:family="paragraph" style:parent-style-name="Text_20_body" style:list-style-name="L1">
      <style:text-properties fo:language="en" fo:country="US" officeooo:rsid="002fd5c6" officeooo:paragraph-rsid="002fd5c6"/>
    </style:style>
    <style:style style:name="P17" style:family="paragraph" style:parent-style-name="Text_20_body" style:list-style-name="L1">
      <style:text-properties fo:language="en" fo:country="US" officeooo:rsid="0048be90" officeooo:paragraph-rsid="0048be90"/>
    </style:style>
    <style:style style:name="P18" style:family="paragraph" style:parent-style-name="Text_20_body">
      <style:text-properties fo:language="en" fo:country="US" officeooo:rsid="0048be90" officeooo:paragraph-rsid="0049a53b"/>
    </style:style>
    <style:style style:name="P19" style:family="paragraph" style:parent-style-name="Text_20_body">
      <style:text-properties fo:language="en" fo:country="US" officeooo:rsid="0048be90" officeooo:paragraph-rsid="004fe906"/>
    </style:style>
    <style:style style:name="P20" style:family="paragraph" style:parent-style-name="Text_20_body">
      <style:text-properties fo:language="en" fo:country="US" officeooo:rsid="0048be90" officeooo:paragraph-rsid="005fb8e2"/>
    </style:style>
    <style:style style:name="P21" style:family="paragraph" style:parent-style-name="Text_20_body">
      <style:text-properties fo:language="en" fo:country="US" officeooo:rsid="003c4fa0" officeooo:paragraph-rsid="003c4fa0"/>
    </style:style>
    <style:style style:name="P22" style:family="paragraph" style:parent-style-name="Text_20_body" style:list-style-name="L2">
      <style:text-properties fo:language="en" fo:country="US" officeooo:rsid="003c4fa0" officeooo:paragraph-rsid="003c4fa0"/>
    </style:style>
    <style:style style:name="P23" style:family="paragraph" style:parent-style-name="Text_20_body">
      <style:text-properties fo:language="en" fo:country="US" officeooo:rsid="0031a813" officeooo:paragraph-rsid="0031a813"/>
    </style:style>
    <style:style style:name="P24" style:family="paragraph" style:parent-style-name="Text_20_body">
      <style:text-properties fo:language="en" fo:country="US" officeooo:rsid="0031a813" officeooo:paragraph-rsid="007e87e5"/>
    </style:style>
    <style:style style:name="P25" style:family="paragraph" style:parent-style-name="Text_20_body">
      <style:text-properties fo:language="en" fo:country="US" officeooo:rsid="0024b2ec" officeooo:paragraph-rsid="004eafd2"/>
    </style:style>
    <style:style style:name="P26" style:family="paragraph" style:parent-style-name="Text_20_body">
      <style:text-properties fo:language="en" fo:country="US" officeooo:rsid="0024b2ec" officeooo:paragraph-rsid="00898881"/>
    </style:style>
    <style:style style:name="P27" style:family="paragraph" style:parent-style-name="Text_20_body">
      <style:text-properties fo:language="en" fo:country="US" officeooo:rsid="0024f76b" officeooo:paragraph-rsid="0024f76b"/>
    </style:style>
    <style:style style:name="P28" style:family="paragraph" style:parent-style-name="Text_20_body">
      <style:text-properties fo:language="en" fo:country="US" officeooo:rsid="0024f76b" officeooo:paragraph-rsid="00737c90"/>
    </style:style>
    <style:style style:name="P29" style:family="paragraph" style:parent-style-name="Text_20_body">
      <style:text-properties fo:language="en" fo:country="US" officeooo:rsid="0024f76b" officeooo:paragraph-rsid="00d1a0a5"/>
    </style:style>
    <style:style style:name="P30" style:family="paragraph" style:parent-style-name="Text_20_body">
      <style:text-properties fo:language="en" fo:country="US" officeooo:rsid="002da062" officeooo:paragraph-rsid="003965a3"/>
    </style:style>
    <style:style style:name="P31" style:family="paragraph" style:parent-style-name="Text_20_body">
      <style:text-properties fo:language="en" fo:country="US" officeooo:rsid="002da062" officeooo:paragraph-rsid="00320cd4"/>
    </style:style>
    <style:style style:name="P32" style:family="paragraph" style:parent-style-name="Text_20_body">
      <style:text-properties fo:language="en" fo:country="US" officeooo:rsid="002da062" officeooo:paragraph-rsid="0066fd86"/>
    </style:style>
    <style:style style:name="P33" style:family="paragraph" style:parent-style-name="Text_20_body">
      <style:text-properties fo:language="en" fo:country="US" officeooo:rsid="002da062" officeooo:paragraph-rsid="00c7dd59"/>
    </style:style>
    <style:style style:name="P34" style:family="paragraph" style:parent-style-name="Text_20_body">
      <style:text-properties fo:language="en" fo:country="US" officeooo:rsid="002f724a" officeooo:paragraph-rsid="002f724a"/>
    </style:style>
    <style:style style:name="P35" style:family="paragraph" style:parent-style-name="Text_20_body">
      <style:text-properties fo:language="en" fo:country="US" officeooo:rsid="002f724a" officeooo:paragraph-rsid="00320cd4"/>
    </style:style>
    <style:style style:name="P36" style:family="paragraph" style:parent-style-name="Text_20_body">
      <style:text-properties fo:language="en" fo:country="US" officeooo:rsid="00377937" officeooo:paragraph-rsid="00377937"/>
    </style:style>
    <style:style style:name="P37" style:family="paragraph" style:parent-style-name="Text_20_body">
      <style:text-properties fo:language="en" fo:country="US" officeooo:rsid="003965a3" officeooo:paragraph-rsid="003f3013"/>
    </style:style>
    <style:style style:name="P38" style:family="paragraph" style:parent-style-name="Text_20_body">
      <style:text-properties fo:language="en" fo:country="US" officeooo:rsid="003965a3" officeooo:paragraph-rsid="00c83663"/>
    </style:style>
    <style:style style:name="P39" style:family="paragraph" style:parent-style-name="Text_20_body">
      <style:text-properties fo:language="en" fo:country="US" officeooo:rsid="0043c172" officeooo:paragraph-rsid="0043c172"/>
    </style:style>
    <style:style style:name="P40" style:family="paragraph" style:parent-style-name="Text_20_body">
      <style:text-properties fo:language="en" fo:country="US" officeooo:rsid="0043c172" officeooo:paragraph-rsid="004bbf48"/>
    </style:style>
    <style:style style:name="P41" style:family="paragraph" style:parent-style-name="Text_20_body">
      <style:text-properties fo:language="en" fo:country="US" officeooo:rsid="0043c172" officeooo:paragraph-rsid="004fe906"/>
    </style:style>
    <style:style style:name="P42" style:family="paragraph" style:parent-style-name="Text_20_body">
      <style:text-properties fo:language="en" fo:country="US" officeooo:rsid="003a8a37" officeooo:paragraph-rsid="003f3013"/>
    </style:style>
    <style:style style:name="P43" style:family="paragraph" style:parent-style-name="Text_20_body">
      <style:text-properties fo:language="en" fo:country="US" officeooo:rsid="0046ed37" officeooo:paragraph-rsid="0046ed37"/>
    </style:style>
    <style:style style:name="P44" style:family="paragraph" style:parent-style-name="Text_20_body">
      <style:text-properties fo:language="en" fo:country="US" officeooo:rsid="0049a53b" officeooo:paragraph-rsid="0049a53b"/>
    </style:style>
    <style:style style:name="P45" style:family="paragraph" style:parent-style-name="Text_20_body">
      <style:text-properties fo:language="en" fo:country="US" officeooo:rsid="004fe906" officeooo:paragraph-rsid="004fe906"/>
    </style:style>
    <style:style style:name="P46" style:family="paragraph" style:parent-style-name="Text_20_body">
      <style:text-properties fo:language="en" fo:country="US" officeooo:rsid="004fe906" officeooo:paragraph-rsid="005961b4"/>
    </style:style>
    <style:style style:name="P47" style:family="paragraph" style:parent-style-name="Text_20_body">
      <style:text-properties fo:language="en" fo:country="US" officeooo:rsid="00513ee6" officeooo:paragraph-rsid="00513ee6"/>
    </style:style>
    <style:style style:name="P48" style:family="paragraph" style:parent-style-name="Text_20_body">
      <style:text-properties fo:language="en" fo:country="US" officeooo:rsid="0060abf0" officeooo:paragraph-rsid="0060abf0"/>
    </style:style>
    <style:style style:name="P49" style:family="paragraph" style:parent-style-name="Text_20_body">
      <style:text-properties fo:language="en" fo:country="US" officeooo:rsid="006fef8a" officeooo:paragraph-rsid="006fef8a"/>
    </style:style>
    <style:style style:name="P50" style:family="paragraph" style:parent-style-name="Text_20_body">
      <style:text-properties fo:language="en" fo:country="US" officeooo:rsid="0079cd1d" officeooo:paragraph-rsid="0079cd1d"/>
    </style:style>
    <style:style style:name="P51" style:family="paragraph" style:parent-style-name="Text_20_body">
      <style:text-properties fo:language="en" fo:country="US" officeooo:rsid="007d1630" officeooo:paragraph-rsid="00ca5154"/>
    </style:style>
    <style:style style:name="P52" style:family="paragraph" style:parent-style-name="Text_20_body">
      <style:text-properties fo:language="en" fo:country="US" officeooo:rsid="007d1630" officeooo:paragraph-rsid="007e87e5"/>
    </style:style>
    <style:style style:name="P53" style:family="paragraph" style:parent-style-name="Text_20_body">
      <style:text-properties fo:language="en" fo:country="US" officeooo:rsid="009a08d4" officeooo:paragraph-rsid="009a08d4"/>
    </style:style>
    <style:style style:name="P54" style:family="paragraph" style:parent-style-name="Text_20_body">
      <style:text-properties fo:language="en" fo:country="US" officeooo:rsid="00c7dd59" officeooo:paragraph-rsid="00c83663"/>
    </style:style>
    <style:style style:name="P55" style:family="paragraph" style:parent-style-name="Text_20_body">
      <style:text-properties fo:language="en" fo:country="US" officeooo:rsid="00c7dd59" officeooo:paragraph-rsid="00ca5154"/>
    </style:style>
    <style:style style:name="P56" style:family="paragraph" style:parent-style-name="Text_20_body">
      <style:text-properties officeooo:rsid="00522ffd" officeooo:paragraph-rsid="00522ffd"/>
    </style:style>
    <style:style style:name="P57" style:family="paragraph" style:parent-style-name="Text_20_body">
      <style:text-properties officeooo:rsid="00522ffd" officeooo:paragraph-rsid="009e7532"/>
    </style:style>
    <style:style style:name="P58" style:family="paragraph" style:parent-style-name="Text_20_body">
      <style:text-properties officeooo:rsid="00531e36" officeooo:paragraph-rsid="009e7532"/>
    </style:style>
    <style:style style:name="P59" style:family="paragraph" style:parent-style-name="Text_20_body">
      <style:text-properties officeooo:rsid="00531e36" officeooo:paragraph-rsid="00a03fcf"/>
    </style:style>
    <style:style style:name="P60" style:family="paragraph" style:parent-style-name="Text_20_body">
      <style:text-properties officeooo:rsid="00531e36" officeooo:paragraph-rsid="00cc3867"/>
    </style:style>
    <style:style style:name="P61" style:family="paragraph" style:parent-style-name="Text_20_body">
      <style:text-properties officeooo:rsid="00533a98" officeooo:paragraph-rsid="00533a98"/>
    </style:style>
    <style:style style:name="P62" style:family="paragraph" style:parent-style-name="Text_20_body">
      <style:text-properties officeooo:rsid="0061fd3b" officeooo:paragraph-rsid="006df6f4"/>
    </style:style>
    <style:style style:name="P63" style:family="paragraph" style:parent-style-name="Text_20_body">
      <style:text-properties officeooo:rsid="006838a6" officeooo:paragraph-rsid="006838a6"/>
    </style:style>
    <style:style style:name="P64" style:family="paragraph" style:parent-style-name="Text_20_body">
      <style:text-properties officeooo:paragraph-rsid="006838a6"/>
    </style:style>
    <style:style style:name="P65" style:family="paragraph" style:parent-style-name="Text_20_body">
      <style:text-properties officeooo:rsid="0069784b" officeooo:paragraph-rsid="0069784b"/>
    </style:style>
    <style:style style:name="P66" style:family="paragraph" style:parent-style-name="Text_20_body">
      <style:text-properties officeooo:rsid="006a796a" officeooo:paragraph-rsid="006b4ad2"/>
    </style:style>
    <style:style style:name="P67" style:family="paragraph" style:parent-style-name="Text_20_body">
      <style:text-properties officeooo:rsid="006a796a" officeooo:paragraph-rsid="00bbefd2"/>
    </style:style>
    <style:style style:name="P68" style:family="paragraph" style:parent-style-name="Text_20_body" style:list-style-name="L3">
      <style:text-properties officeooo:paragraph-rsid="006fef8a"/>
    </style:style>
    <style:style style:name="P69" style:family="paragraph" style:parent-style-name="Text_20_body" style:list-style-name="L3">
      <style:text-properties officeooo:rsid="006fef8a" officeooo:paragraph-rsid="006fef8a"/>
    </style:style>
    <style:style style:name="P70" style:family="paragraph" style:parent-style-name="Text_20_body">
      <style:text-properties officeooo:rsid="00704550" officeooo:paragraph-rsid="00bd83ee"/>
    </style:style>
    <style:style style:name="P71" style:family="paragraph" style:parent-style-name="Text_20_body">
      <style:text-properties officeooo:rsid="0079cd1d" officeooo:paragraph-rsid="0079cd1d"/>
    </style:style>
    <style:style style:name="P72" style:family="paragraph" style:parent-style-name="Text_20_body">
      <style:text-properties officeooo:rsid="0082a60f" officeooo:paragraph-rsid="00bd83ee"/>
    </style:style>
    <style:style style:name="P73" style:family="paragraph" style:parent-style-name="Text_20_body">
      <style:text-properties officeooo:rsid="00846a6e" officeooo:paragraph-rsid="00846a6e"/>
    </style:style>
    <style:style style:name="P74" style:family="paragraph" style:parent-style-name="Text_20_body">
      <style:text-properties officeooo:rsid="0088c765" officeooo:paragraph-rsid="0088c765"/>
    </style:style>
    <style:style style:name="P75" style:family="paragraph" style:parent-style-name="Text_20_body">
      <style:text-properties officeooo:rsid="0088c765" officeooo:paragraph-rsid="009b8231"/>
    </style:style>
    <style:style style:name="P76" style:family="paragraph" style:parent-style-name="Text_20_body">
      <style:text-properties officeooo:rsid="00913871" officeooo:paragraph-rsid="00bd83ee"/>
    </style:style>
    <style:style style:name="P77" style:family="paragraph" style:parent-style-name="Text_20_body">
      <style:text-properties officeooo:rsid="0095ac16" officeooo:paragraph-rsid="00bd83ee"/>
    </style:style>
    <style:style style:name="P78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79" style:family="paragraph" style:parent-style-name="Text_20_body">
      <style:text-properties officeooo:rsid="00abd092" officeooo:paragraph-rsid="00abd092"/>
    </style:style>
    <style:style style:name="P80" style:family="paragraph" style:parent-style-name="Text_20_body">
      <style:text-properties officeooo:rsid="00dddab9" officeooo:paragraph-rsid="00dddab9"/>
    </style:style>
    <style:style style:name="P81" style:family="paragraph" style:parent-style-name="Title">
      <style:text-properties fo:language="en" fo:country="US" officeooo:rsid="001f5064" officeooo:paragraph-rsid="001f506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officeooo:rsid="0025b62c"/>
    </style:style>
    <style:style style:name="T20" style:family="text">
      <style:text-properties officeooo:rsid="002981c9"/>
    </style:style>
    <style:style style:name="T21" style:family="text">
      <style:text-properties officeooo:rsid="002ae2ab"/>
    </style:style>
    <style:style style:name="T22" style:family="text">
      <style:text-properties officeooo:rsid="002da062"/>
    </style:style>
    <style:style style:name="T23" style:family="text">
      <style:text-properties officeooo:rsid="0031a813"/>
    </style:style>
    <style:style style:name="T24" style:family="text">
      <style:text-properties officeooo:rsid="00320cd4"/>
    </style:style>
    <style:style style:name="T25" style:family="text">
      <style:text-properties officeooo:rsid="0033a181"/>
    </style:style>
    <style:style style:name="T26" style:family="text">
      <style:text-properties officeooo:rsid="003512ec"/>
    </style:style>
    <style:style style:name="T27" style:family="text">
      <style:text-properties officeooo:rsid="003615fa"/>
    </style:style>
    <style:style style:name="T28" style:family="text">
      <style:text-properties officeooo:rsid="003965a3"/>
    </style:style>
    <style:style style:name="T29" style:family="text">
      <style:text-properties officeooo:rsid="003b3738"/>
    </style:style>
    <style:style style:name="T30" style:family="text">
      <style:text-properties officeooo:rsid="003c4fa0"/>
    </style:style>
    <style:style style:name="T31" style:family="text">
      <style:text-properties officeooo:rsid="003e1268"/>
    </style:style>
    <style:style style:name="T32" style:family="text">
      <style:text-properties officeooo:rsid="003f3013"/>
    </style:style>
    <style:style style:name="T33" style:family="text">
      <style:text-properties officeooo:rsid="00411f48"/>
    </style:style>
    <style:style style:name="T34" style:family="text">
      <style:text-properties officeooo:rsid="0043c172"/>
    </style:style>
    <style:style style:name="T35" style:family="text">
      <style:text-properties officeooo:rsid="0048120c"/>
    </style:style>
    <style:style style:name="T36" style:family="text">
      <style:text-properties officeooo:rsid="0049a53b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1f5064"/>
    </style:style>
    <style:style style:name="T39" style:family="text">
      <style:text-properties fo:language="en" fo:country="US" officeooo:rsid="005025af"/>
    </style:style>
    <style:style style:name="T40" style:family="text">
      <style:text-properties fo:language="en" fo:country="US" officeooo:rsid="00533a98"/>
    </style:style>
    <style:style style:name="T41" style:family="text">
      <style:text-properties fo:language="en" fo:country="US" officeooo:rsid="006fef8a"/>
    </style:style>
    <style:style style:name="T42" style:family="text">
      <style:text-properties fo:language="en" fo:country="US" officeooo:rsid="0079cd1d"/>
    </style:style>
    <style:style style:name="T43" style:family="text">
      <style:text-properties fo:language="en" fo:country="US" officeooo:rsid="00846a6e"/>
    </style:style>
    <style:style style:name="T44" style:family="text">
      <style:text-properties fo:language="en" fo:country="US" officeooo:rsid="008753cf"/>
    </style:style>
    <style:style style:name="T45" style:family="text">
      <style:text-properties fo:language="en" fo:country="US" officeooo:rsid="0088c765"/>
    </style:style>
    <style:style style:name="T46" style:family="text">
      <style:text-properties fo:language="en" fo:country="US" officeooo:rsid="008b4eda"/>
    </style:style>
    <style:style style:name="T47" style:family="text">
      <style:text-properties fo:language="en" fo:country="US" fo:font-style="italic" style:font-style-asian="italic" style:font-style-complex="italic"/>
    </style:style>
    <style:style style:name="T48" style:family="text">
      <style:text-properties fo:language="en" fo:country="US" fo:font-style="italic" officeooo:rsid="006fef8a" style:font-style-asian="italic" style:font-style-complex="italic"/>
    </style:style>
    <style:style style:name="T49" style:family="text">
      <style:text-properties fo:language="en" fo:country="US" fo:font-style="italic" officeooo:rsid="00af1cb4" style:font-style-asian="italic" style:font-style-complex="italic"/>
    </style:style>
    <style:style style:name="T50" style:family="text">
      <style:text-properties fo:language="en" fo:country="US" officeooo:rsid="009b8231"/>
    </style:style>
    <style:style style:name="T51" style:family="text">
      <style:text-properties fo:language="en" fo:country="US" officeooo:rsid="00c6bc1a"/>
    </style:style>
    <style:style style:name="T52" style:family="text">
      <style:text-properties fo:language="en" fo:country="US" officeooo:rsid="0031a813"/>
    </style:style>
    <style:style style:name="T53" style:family="text">
      <style:text-properties officeooo:rsid="004b2f2f"/>
    </style:style>
    <style:style style:name="T54" style:family="text">
      <style:text-properties officeooo:rsid="004bbf48"/>
    </style:style>
    <style:style style:name="T55" style:family="text">
      <style:text-properties officeooo:rsid="004ce134"/>
    </style:style>
    <style:style style:name="T56" style:family="text">
      <style:text-properties officeooo:rsid="004eafd2"/>
    </style:style>
    <style:style style:name="T57" style:family="text">
      <style:text-properties officeooo:rsid="004fe906"/>
    </style:style>
    <style:style style:name="T58" style:family="text">
      <style:text-properties officeooo:rsid="00533a98"/>
    </style:style>
    <style:style style:name="T59" style:family="text">
      <style:text-properties officeooo:rsid="0054b0f9"/>
    </style:style>
    <style:style style:name="T60" style:family="text">
      <style:text-properties officeooo:rsid="005618b2"/>
    </style:style>
    <style:style style:name="T61" style:family="text">
      <style:text-properties officeooo:rsid="005fb8e2"/>
    </style:style>
    <style:style style:name="T62" style:family="text">
      <style:text-properties officeooo:rsid="005fd167"/>
    </style:style>
    <style:style style:name="T63" style:family="text">
      <style:text-properties officeooo:rsid="00611501"/>
    </style:style>
    <style:style style:name="T64" style:family="text">
      <style:text-properties officeooo:rsid="00643b2f"/>
    </style:style>
    <style:style style:name="T65" style:family="text">
      <style:text-properties officeooo:rsid="0065a432"/>
    </style:style>
    <style:style style:name="T66" style:family="text">
      <style:text-properties officeooo:rsid="00673c35"/>
    </style:style>
    <style:style style:name="T67" style:family="text">
      <style:text-properties officeooo:rsid="0067cc17"/>
    </style:style>
    <style:style style:name="T68" style:family="text">
      <style:text-properties officeooo:rsid="006838a6"/>
    </style:style>
    <style:style style:name="T69" style:family="text">
      <style:text-properties officeooo:rsid="006b4ad2"/>
    </style:style>
    <style:style style:name="T70" style:family="text">
      <style:text-properties officeooo:rsid="006c05fa"/>
    </style:style>
    <style:style style:name="T71" style:family="text">
      <style:text-properties officeooo:rsid="006df6f4"/>
    </style:style>
    <style:style style:name="T72" style:family="text">
      <style:text-properties officeooo:rsid="00722256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722256" style:font-style-asian="italic" style:font-style-complex="italic"/>
    </style:style>
    <style:style style:name="T75" style:family="text">
      <style:text-properties fo:font-style="italic" officeooo:rsid="00b08c7c" style:font-style-asian="italic" style:font-style-complex="italic"/>
    </style:style>
    <style:style style:name="T76" style:family="text">
      <style:text-properties fo:font-style="italic" officeooo:rsid="00c227ee" style:font-style-asian="italic" style:font-style-complex="italic"/>
    </style:style>
    <style:style style:name="T77" style:family="text">
      <style:text-properties officeooo:rsid="00763fc9"/>
    </style:style>
    <style:style style:name="T78" style:family="text">
      <style:text-properties officeooo:rsid="0079cd1d"/>
    </style:style>
    <style:style style:name="T79" style:family="text">
      <style:text-properties officeooo:rsid="007e87e5"/>
    </style:style>
    <style:style style:name="T80" style:family="text">
      <style:text-properties officeooo:rsid="007ef2d7"/>
    </style:style>
    <style:style style:name="T81" style:family="text">
      <style:text-properties officeooo:rsid="0080a2ab"/>
    </style:style>
    <style:style style:name="T82" style:family="text">
      <style:text-properties officeooo:rsid="0081687a"/>
    </style:style>
    <style:style style:name="T83" style:family="text">
      <style:text-properties officeooo:rsid="00846a6e"/>
    </style:style>
    <style:style style:name="T84" style:family="text">
      <style:text-properties officeooo:rsid="00898881"/>
    </style:style>
    <style:style style:name="T85" style:family="text">
      <style:text-properties officeooo:rsid="008b4eda"/>
    </style:style>
    <style:style style:name="T86" style:family="text">
      <style:text-properties officeooo:rsid="008c356d"/>
    </style:style>
    <style:style style:name="T87" style:family="text">
      <style:text-properties officeooo:rsid="008e4554"/>
    </style:style>
    <style:style style:name="T88" style:family="text">
      <style:text-properties officeooo:rsid="009817ce"/>
    </style:style>
    <style:style style:name="T89" style:family="text">
      <style:text-properties officeooo:rsid="009b8231"/>
    </style:style>
    <style:style style:name="T90" style:family="text">
      <style:text-properties officeooo:rsid="00a1401b"/>
    </style:style>
    <style:style style:name="T91" style:family="text">
      <style:text-properties officeooo:rsid="00a3e1a7"/>
    </style:style>
    <style:style style:name="T92" style:family="text">
      <style:text-properties officeooo:rsid="00a5544d"/>
    </style:style>
    <style:style style:name="T93" style:family="text">
      <style:text-properties officeooo:rsid="00a694a5"/>
    </style:style>
    <style:style style:name="T94" style:family="text">
      <style:text-properties officeooo:rsid="00b08c7c"/>
    </style:style>
    <style:style style:name="T95" style:family="text">
      <style:text-properties officeooo:rsid="00b2f698"/>
    </style:style>
    <style:style style:name="T96" style:family="text">
      <style:text-properties officeooo:rsid="00bba058"/>
    </style:style>
    <style:style style:name="T97" style:family="text">
      <style:text-properties officeooo:rsid="00c0ac40"/>
    </style:style>
    <style:style style:name="T98" style:family="text">
      <style:text-properties officeooo:rsid="00c227ee"/>
    </style:style>
    <style:style style:name="T99" style:family="text">
      <style:text-properties officeooo:rsid="00c66c81"/>
    </style:style>
    <style:style style:name="T100" style:family="text">
      <style:text-properties officeooo:rsid="00cdd3f4"/>
    </style:style>
    <style:style style:name="T101" style:family="text">
      <style:text-properties officeooo:rsid="00cf0d38"/>
    </style:style>
    <style:style style:name="T102" style:family="text">
      <style:text-properties officeooo:rsid="00d40756"/>
    </style:style>
    <style:style style:name="T103" style:family="text">
      <style:text-properties officeooo:rsid="00d5ea3b"/>
    </style:style>
    <style:style style:name="T104" style:family="text">
      <style:text-properties officeooo:rsid="00d8d22a"/>
    </style:style>
    <style:style style:name="T105" style:family="text">
      <style:text-properties officeooo:rsid="00da9c27"/>
    </style:style>
    <style:style style:name="T106" style:family="text">
      <style:text-properties officeooo:rsid="00ddd650"/>
    </style:style>
    <style:style style:name="T107" style:family="text">
      <style:text-properties officeooo:rsid="00e1a126"/>
    </style:style>
    <style:style style:name="T108" style:family="text">
      <style:text-properties officeooo:rsid="00e4b6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9500693602288" text:id="ct109500693602288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9500643812240" text:id="ct109500643812240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9500733619712" text:id="ct109500733619712">
          <text:deletion>
            <office:change-info>
              <dc:creator>Unknown Author</dc:creator>
              <dc:date>2024-07-04T15:23:38</dc:date>
            </office:change-info>
            <text:p text:style-name="P21"><text:span text:style-name="T86">and</text:span></text:p>
          </text:deletion>
        </text:changed-region>
        <text:changed-region xml:id="ct109500851634240" text:id="ct109500851634240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9500653904256" text:id="ct109500653904256">
          <text:insertion>
            <office:change-info>
              <dc:creator>Unknown Author</dc:creator>
              <dc:date>2024-07-04T15:38:45</dc:date>
            </office:change-info>
          </text:insertion>
        </text:changed-region>
        <text:changed-region xml:id="ct109500706680448" text:id="ct109500706680448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9500798128784" text:id="ct10950079812878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9500797576096" text:id="ct109500797576096">
          <text:deletion>
            <office:change-info>
              <dc:creator>Unknown Author</dc:creator>
              <dc:date>2024-07-04T15:28:20</dc:date>
            </office:change-info>
            <text:p text:style-name="P52">query <text:span text:style-name="T79">func </text:span>isPackageInstalled(name: PackageName): <text:span text:style-name="T89">async </text:span>Bool;</text:p>
            <text:p text:style-name="P59"><text:span text:style-name="T37">query func </text:span></text:p>
          </text:deletion>
        </text:changed-region>
        <text:changed-region xml:id="ct109500618657920" text:id="ct109500618657920">
          <text:deletion>
            <office:change-info>
              <dc:creator>Unknown Author</dc:creator>
              <dc:date>2024-07-04T15:25:04</dc:date>
            </office:change-info>
            <text:p text:style-name="P59"><text:span text:style-name="T37">p</text:span></text:p>
          </text:deletion>
        </text:changed-region>
        <text:changed-region xml:id="ct109500654807904" text:id="ct109500654807904">
          <text:deletion>
            <office:change-info>
              <dc:creator>Unknown Author</dc:creator>
              <dc:date>2024-07-04T15:28:20</dc:date>
            </office:change-info>
            <text:p text:style-name="P59"><text:span text:style-name="T37">ackagesByFunction(function: Text): </text:span><text:span text:style-name="T50">async </text:span><text:span text:style-name="T37">[</text:span><text:span text:style-name="T40">(PackageName</text:span><text:span text:style-name="T37">, </text:span><text:span text:style-name="T40">Version)</text:span><text:span text:style-name="T37">];</text:span></text:p>
          </text:deletion>
        </text:changed-region>
        <text:changed-region xml:id="ct109500805754704" text:id="ct109500805754704">
          <text:deletion>
            <office:change-info>
              <dc:creator>Unknown Author</dc:creator>
              <dc:date>2024-07-04T15:25:12</dc:date>
            </office:change-info>
            <text:p text:style-name="P59"><text:span text:style-name="T37"><text:s/>// </text:span><text:span text:style-name="T44">only among installed</text:span></text:p>
          </text:deletion>
        </text:changed-region>
        <text:changed-region xml:id="ct109500850260656" text:id="ct109500850260656">
          <text:deletion>
            <office:change-info>
              <dc:creator>Unknown Author</dc:creator>
              <dc:date>2024-07-04T15:28:20</dc:date>
            </office:change-info>
            <text:p text:style-name="P59"><text:span text:style-name="T44"/></text:p>
            <text:p text:style-name="P24"><text:span text:style-name="T44"/></text:p>
          </text:deletion>
        </text:changed-region>
        <text:changed-region xml:id="ct109500806119184" text:id="ct109500806119184">
          <text:deletion>
            <office:change-info>
              <dc:creator>Unknown Author</dc:creator>
              <dc:date>2024-07-04T15:25:49</dc:date>
            </office:change-info>
            <text:p text:style-name="P26">public </text:p>
          </text:deletion>
        </text:changed-region>
        <text:changed-region xml:id="ct109500800442848" text:id="ct109500800442848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9500842808976" text:id="ct109500842808976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9500730089936" text:id="ct109500730089936">
          <text:deletion>
            <office:change-info>
              <dc:creator>Unknown Author</dc:creator>
              <dc:date>2024-07-04T15:27:01</dc:date>
            </office:change-info>
            <text:p text:style-name="P33"/>
            <text:p text:style-name="P33"/>
          </text:deletion>
        </text:changed-region>
        <text:changed-region xml:id="ct109500836680976" text:id="ct109500836680976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9500839817296" text:id="ct109500839817296">
          <text:deletion>
            <office:change-info>
              <dc:creator>Unknown Author</dc:creator>
              <dc:date>2024-07-04T15:34:28</dc:date>
            </office:change-info>
            <text:p text:style-name="P28"><text:s/><text:span text:style-name="T87">(TODO: User to delegate such operations to somebody other (“admin”).)</text:span></text:p>
          </text:deletion>
        </text:changed-region>
        <text:changed-region xml:id="ct109500702239952" text:id="ct109500702239952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9500694357120" text:id="ct109500694357120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9500805573968" text:id="ct109500805573968">
          <text:deletion>
            <office:change-info>
              <dc:creator>Unknown Author</dc:creator>
              <dc:date>2024-07-04T15:29:25</dc:date>
            </office:change-info>
            <text:p text:style-name="P38">Istructured</text:p>
          </text:deletion>
        </text:changed-region>
        <text:changed-region xml:id="ct109500767066928" text:id="ct109500767066928">
          <text:deletion>
            <office:change-info>
              <dc:creator>Unknown Author</dc:creator>
              <dc:date>2024-07-04T15:29:31</dc:date>
            </office:change-info>
            <text:p text:style-name="P38">Text</text:p>
          </text:deletion>
        </text:changed-region>
        <text:changed-region xml:id="ct109500799476080" text:id="ct109500799476080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9500886484528" text:id="ct109500886484528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9500643652928" text:id="ct109500643652928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9500729425920" text:id="ct109500729425920">
          <text:deletion>
            <office:change-info>
              <dc:creator>Unknown Author</dc:creator>
              <dc:date>2024-07-04T15:47:12</dc:date>
            </office:change-info>
            <text:p text:style-name="P39">Usually c</text:p>
          </text:deletion>
        </text:changed-region>
        <text:changed-region xml:id="ct109500734320320" text:id="ct109500734320320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9500764821856" text:id="ct109500764821856">
          <text:deletion>
            <office:change-info>
              <dc:creator>Unknown Author</dc:creator>
              <dc:date>2024-07-04T15:46:50</dc:date>
            </office:change-info>
            <text:p text:style-name="P39">our user <text:span text:style-name="T55">or </text:span></text:p>
          </text:deletion>
        </text:changed-region>
        <text:changed-region xml:id="ct109500858887472" text:id="ct109500858887472">
          <text:deletion>
            <office:change-info>
              <dc:creator>Unknown Author</dc:creator>
              <dc:date>2024-07-04T15:47:17</dc:date>
            </office:change-info>
            <text:p text:style-name="P39"><text:s/>May trap if cannot.</text:p>
          </text:deletion>
        </text:changed-region>
        <text:changed-region xml:id="ct109500654270880" text:id="ct109500654270880">
          <text:deletion>
            <office:change-info>
              <dc:creator>Unknown Author</dc:creator>
              <dc:date>2024-07-04T15:47:43</dc:date>
            </office:change-info>
            <text:p text:style-name="P45">our user and </text:p>
          </text:deletion>
        </text:changed-region>
        <text:changed-region xml:id="ct109500851559904" text:id="ct109500851559904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9500850697792" text:id="ct109500850697792">
          <text:insertion>
            <office:change-info>
              <dc:creator>Unknown Author</dc:creator>
              <dc:date>2024-07-04T15:34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The canister management API</text:p>
      <text:p text:style-name="P47">TODO: Should we prefix all <text:span text:style-name="T66">use</text:span><text:span text:style-name="T80">r</text:span><text:span text:style-name="T66"> canister</text:span> <text:span text:style-name="T60">calls</text:span> with b44c4a9beec74e1c8a7acbe46256f92f_?</text:p>
      <text:p text:style-name="P49">We have <text:span text:style-name="T81">two</text:span> package management <text:span text:style-name="T97">related</text:span> canisters:</text:p>
      <text:list text:style-name="L3">
        <text:list-item>
          <text:p text:style-name="P68"><text:span text:style-name="T41">the (central) </text:span><text:span text:style-name="T48">repository</text:span></text:p>
        </text:list-item>
        <text:list-item>
          <text:p text:style-name="P69"><text:span text:style-name="T37">the </text:span><text:span text:style-name="T47">package manager</text:span><text:span text:style-name="T37"> (PM).</text:span></text:p>
        </text:list-item>
      </text:list>
      <text:p text:style-name="P79"><text:span text:style-name="T46">W</text:span><text:span text:style-name="T37">e also have blackholed </text:span><text:span text:style-name="T47">indirect calle</text:span><text:span text:style-name="T49">r</text:span><text:span text:style-name="T37"> canister.</text:span></text:p>
      <text:h text:style-name="P1" text:outline-level="1">The repository</text:h>
      <text:p text:style-name="P9">The repository is normally managed by a DAO <text:span text:style-name="T94">(so, we call the repository manager </text:span><text:change-start text:change-id="ct109500693602288"/><text:span text:style-name="T76">a</text:span><text:change-end text:change-id="ct109500693602288"/><text:change-start text:change-id="ct109500643812240"/><text:span text:style-name="T75"> </text:span><text:change-end text:change-id="ct109500643812240"/><text:span text:style-name="T75">DAO</text:span><text:span text:style-name="T94">)</text:span>.</text:p>
      <text:p text:style-name="P10">The repository manages a CanDB database of packages.</text:p>
      <text:p text:style-name="P10"><text:span text:style-name="T30">Real p</text:span>ackage’s properties:</text:p>
      <text:list text:style-name="L1">
        <text:list-item>
          <text:p text:style-name="P11">name</text:p>
        </text:list-item>
        <text:list-item>
          <text:p text:style-name="P13">version</text:p>
        </text:list-item>
        <text:list-item>
          <text:p text:style-name="P11">short description</text:p>
        </text:list-item>
        <text:list-item>
          <text:p text:style-name="P11">long description</text:p>
        </text:list-item>
        <text:list-item>
          <text:p text:style-name="P11"><text:span text:style-name="T21">array (for several canisters)</text:span><text:span text:style-name="T20"> of </text:span>WASM code<text:span text:style-name="T20">s</text:span></text:p>
        </text:list-item>
        <text:list-item>
          <text:p text:style-name="P11">list of dependencies</text:p>
        </text:list-item>
        <text:list-item>
          <text:p text:style-name="P16">list of functions provided (functions must not clash with package names)</text:p>
        </text:list-item>
        <text:list-item>
          <text:p text:style-name="P17">Mapping from permission name to <text:span text:style-name="T63">array of </text:span>pair<text:span text:style-name="T63">s</text:span> <text:span text:style-name="T63">[</text:span>(<text:span text:style-name="T63">P</text:span>rincipal, <text:span text:style-name="T63">M</text:span>ethod<text:span text:style-name="T63">N</text:span>ame)<text:span text:style-name="T63">]</text:span></text:p>
        </text:list-item>
      </text:list>
      <text:p text:style-name="P21"><text:span text:style-name="T73">Virtual package</text:span> <text:span text:style-name="T86">(package that provides one of several packages to choose from like Chrome </text:span><text:change text:change-id="ct109500733619712"/><text:change-start text:change-id="ct109500851634240"/><text:span text:style-name="T99">vs</text:span><text:change-end text:change-id="ct109500851634240"/><text:span text:style-name="T86"> Firefox) </text:span>properties:</text:p>
      <text:list text:style-name="L2">
        <text:list-item>
          <text:p text:style-name="P12">name</text:p>
        </text:list-item>
        <text:list-item>
          <text:p text:style-name="P14">version</text:p>
        </text:list-item>
        <text:list-item>
          <text:p text:style-name="P12">short description</text:p>
        </text:list-item>
        <text:list-item>
          <text:p text:style-name="P12">long description</text:p>
        </text:list-item>
        <text:list-item>
          <text:p text:style-name="P22">array of package names</text:p>
        </text:list-item>
      </text:list>
      <text:p text:style-name="P15">(name, version) is unique.</text:p>
      <text:h text:style-name="P4" text:outline-level="1">Indirect caller</text:h>
      <text:p text:style-name="P78">Indirect caller<text:span text:style-name="T1"> is a blackholed canister (to be installed on the user’s subnet) that has the method</text:span></text:p>
      <text:p text:style-name="P78"><text:span text:style-name="T1">public shared callCanister</text:span><text:change-start text:change-id="ct109500653904256"/><text:span text:style-name="T18">s</text:span><text:change-end text:change-id="ct109500653904256"/><text:span text:style-name="T1">(canister: Principal, </text:span><text:change-start text:change-id="ct109500706680448"/><text:span text:style-name="T18">methods {name: Text; </text:span><text:change-end text:change-id="ct109500706680448"/><text:span text:style-name="T1">cbor: Blob</text:span><text:change-start text:change-id="ct109500798128784"/><text:span text:style-name="T18">}</text:span><text:change-end text:change-id="ct109500798128784"/><text:span text:style-name="T1">);</text:span></text:p>
      <text:p text:style-name="P78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78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2" text:outline-level="1">Package manager</text:h>
      <text:p text:style-name="P7"><text:span text:style-name="T38">// </text:span><text:span text:style-name="T39">TODO: updating the packages.</text:span></text:p>
      <text:p text:style-name="P61"><text:span text:style-name="T39">t</text:span><text:span text:style-name="T37">ype PackageName = Text;</text:span></text:p>
      <text:p text:style-name="P61"><text:span text:style-name="T39">t</text:span><text:span text:style-name="T37">ype Version = Text;</text:span></text:p>
      <text:p text:style-name="P56"><text:span text:style-name="T39">t</text:span><text:span text:style-name="T37">ype <text:s/>PackageInfo = {<text:line-break/> <text:s/>// TODO<text:line-break/>};</text:span></text:p>
      <text:p text:style-name="P74"><text:span text:style-name="T37">type RepositoryIndexRO = actor</text:span><text:span text:style-name="T43"> {</text:span></text:p>
      <text:p text:style-name="P75"><text:span text:style-name="T43"><text:s text:c="4"/></text:span><text:span text:style-name="T50">query func getPartitions(): async [</text:span><text:span text:style-name="T42">Repository</text:span><text:span text:style-name="T43">PartitionRO</text:span><text:span text:style-name="T50">];</text:span></text:p>
      <text:p text:style-name="P75"><text:span text:style-name="T50"><text:s text:c="4"/>query func getRepositoryName(): async Text;</text:span></text:p>
      <text:p text:style-name="P74"><text:span text:style-name="T43">};</text:span></text:p>
      <text:p text:style-name="P71"><text:span text:style-name="T43">type </text:span><text:span text:style-name="T37">Repository</text:span><text:span text:style-name="T43">PartitionRO = </text:span><text:span text:style-name="T45">actor</text:span><text:span text:style-name="T43"> {</text:span></text:p>
      <text:p text:style-name="P57"><text:span text:style-name="T39"><text:s text:c="4"/>q</text:span><text:span text:style-name="T37">uery func getPackage(name: Text): </text:span><text:span text:style-name="T50">async </text:span><text:span text:style-name="T37">PackageInfo;</text:span></text:p>
      <text:p text:style-name="P58"><text:span text:style-name="T37"><text:s text:c="4"/>query func packagesByFunction(function: Text): </text:span><text:span text:style-name="T50">async </text:span><text:span text:style-name="T37">[</text:span><text:span text:style-name="T40">(PackageName</text:span><text:span text:style-name="T37">, </text:span><text:span text:style-name="T40">Version)</text:span><text:span text:style-name="T37">];</text:span></text:p>
      <text:p text:style-name="P73"><text:span text:style-name="T37">};</text:span></text:p>
      <text:p text:style-name="P50">PM:</text:p>
      <text:p text:style-name="P8"><text:change text:change-id="ct109500797576096"/><text:change text:change-id="ct109500618657920"/><text:change text:change-id="ct109500654807904"/><text:change text:change-id="ct109500805754704"/><text:change text:change-id="ct109500850260656"/><text:span text:style-name="T37">type InstallationId = Nat;</text:span></text:p>
      <text:p text:style-name="P26"><text:change text:change-id="ct109500806119184"/>shared <text:change-start text:change-id="ct109500800442848"/><text:span text:style-name="T101">func </text:span><text:change-end text:change-id="ct109500800442848"/>installPackage(<text:span text:style-name="T84">part</text:span><text:span text:style-name="T82">: </text:span><text:span text:style-name="T78">Repository</text:span><text:span text:style-name="T83">PartitionRO</text:span><text:span text:style-name="T82">, </text:span><text:span text:style-name="T19">package</text:span><text:span text:style-name="T24">Name</text:span><text:span text:style-name="T19">: </text:span><text:span text:style-name="T58">PackageName</text:span><text:span text:style-name="T23">, </text:span><text:span text:style-name="T31">version: </text:span><text:span text:style-name="T58">Package</text:span><text:span text:style-name="T59">Version</text:span>): async <text:span text:style-name="T23">InstallationId</text:span>;</text:p>
      <text:p text:style-name="P27">It accept calls only from our user.</text:p>
      <text:p text:style-name="P53">Note that unlike Linux distros, we can install from multiple repos for the same user.<text:change-start text:change-id="ct109500842808976"/></text:p>
      <text:p text:style-name="P33"><text:change-end text:change-id="ct109500842808976"/><text:change text:change-id="ct109500730089936"/>For each element of array of WASM<text:change-start text:change-id="ct109500836680976"/> <text:span text:style-name="T104">in order</text:span><text:change-end text:change-id="ct109500836680976"/>, it installs the WASM to a new canister, then calls through the indirect canister on the new canister:</text:p>
      <text:p text:style-name="P30">shared <text:span text:style-name="T28">func</text:span> init(user: Principal, previousCanisters: [Principal], <text:span text:style-name="T56">packageMan</text:span><text:span text:style-name="T65">a</text:span><text:span text:style-name="T56">ger: Principal</text:span>): async ();</text:p>
      <text:p text:style-name="P34">where user is the caller of installPackage(), <text:s/><text:span text:style-name="T22">previousCanisters </text:span>are the array of principal of previously installed canisters in this init().</text:p>
      <text:p text:style-name="P23">After this installation ID is returned.</text:p>
      <text:p text:style-name="P25">public shared <text:span text:style-name="T23">remove</text:span>Package(<text:span text:style-name="T19">packageId: </text:span><text:span text:style-name="T24">InstallationId</text:span><text:span text:style-name="T56">: Principal</text:span>): async ();</text:p>
      <text:p text:style-name="P28">It accept calls only from our user.<text:change text:change-id="ct109500839817296"/></text:p>
      <text:p text:style-name="P31">For each element of <text:span text:style-name="T24">the </text:span>array of <text:span text:style-name="T24">previously installed canisters</text:span> <text:span text:style-name="T24">in </text:span><text:span text:style-name="T25">the </text:span><text:span text:style-name="T24">reverse order</text:span>, it <text:span text:style-name="T24">removes the</text:span> canister, then calls through the indirect canister on the new canister<text:change-start text:change-id="ct109500702239952"/>, <text:span text:style-name="T105">in order</text:span><text:change-end text:change-id="ct109500702239952"/>:</text:p>
      <text:p text:style-name="P32">shared <text:span text:style-name="T28">func</text:span> <text:span text:style-name="T26">de</text:span>init(user: Principal, previousCanisters: [Principal], <text:span text:style-name="T56">packageMan</text:span><text:span text:style-name="T65">a</text:span><text:span text:style-name="T56">ger: Principal</text:span>): async ();</text:p>
      <text:p text:style-name="P35">where user is the caller of installPackage(), <text:s/><text:span text:style-name="T22">previousCanisters </text:span>are the array of principal of previously installed canisters in th<text:span text:style-name="T27">e</text:span> init().</text:p>
      <text:p text:style-name="P36">After <text:span text:style-name="T64">permissions are revoked and </text:span>th<text:span text:style-name="T64">e</text:span>s<text:span text:style-name="T64">e</text:span> canisters are removed.</text:p>
      <text:p text:style-name="P51"><text:change-start text:change-id="ct109500694357120"/>query <text:span text:style-name="T79">func </text:span>isPackageInstalled(name: PackageName): <text:span text:style-name="T89">async </text:span>Bool;</text:p>
      <text:p text:style-name="P60"><text:span text:style-name="T37">query func </text:span><text:span text:style-name="T51">installedP</text:span><text:span text:style-name="T37">ackagesByFunction(function: Text): </text:span><text:span text:style-name="T50">async </text:span><text:span text:style-name="T37">[</text:span><text:span text:style-name="T52">InstallationId</text:span><text:span text:style-name="T37">];</text:span></text:p>
      <text:p text:style-name="P55">query installationsByName(n<text:span text:style-name="T24">ame</text:span><text:span text:style-name="T19">: </text:span><text:span text:style-name="T58">PackageName</text:span>): async [<text:span text:style-name="T23">InstallationId</text:span>];</text:p>
      <text:p text:style-name="P54">query installationsByNameVersion(n<text:span text:style-name="T24">ame</text:span><text:span text:style-name="T19">: </text:span><text:span text:style-name="T58">PackageName, </text:span>version: <text:span text:style-name="T58">Package</text:span>Version): async [<text:span text:style-name="T23">InstallationId</text:span>];</text:p>
      <text:p text:style-name="P38"><text:change-end text:change-id="ct109500694357120"/>query func<text:span text:style-name="T22"> </text:span><text:span text:style-name="T33">p</text:span>ackageByInstallation<text:change text:change-id="ct109500805573968"/>(<text:span text:style-name="T19">packageId: </text:span><text:span text:style-name="T24">InstallationId</text:span>): <text:change text:change-id="ct109500767066928"/><text:change-start text:change-id="ct109500799476080"/><text:span text:style-name="T100">(PackageName, PackageVersion)</text:span><text:change-end text:change-id="ct109500799476080"/>;</text:p>
      <text:p text:style-name="P37">query func<text:span text:style-name="T22"> </text:span><text:span text:style-name="T33">i</text:span>nstallationIdsByPackageName(name<text:span text:style-name="T19">:</text:span>Text): <text:span text:style-name="T29">[</text:span><text:span text:style-name="T24">InstallationId</text:span><text:span text:style-name="T29">]</text:span>;</text:p>
      <text:p text:style-name="P37">query func<text:span text:style-name="T22"> </text:span><text:span text:style-name="T33">i</text:span>nstallationIdsByPackageName<text:span text:style-name="T32">Version</text:span>(name<text:span text:style-name="T19">:</text:span>Text, <text:span text:style-name="T32">version: Text</text:span>): <text:span text:style-name="T29">[</text:span><text:span text:style-name="T24">InstallationId</text:span><text:span text:style-name="T29">]</text:span>;</text:p>
      <text:p text:style-name="P39">query func principalsByInstallationId(id: <text:span text:style-name="T24">InstallationId</text:span>): [Principal];</text:p>
      <text:p text:style-name="P42">T<text:span text:style-name="T32">he</text:span> above functions are obvious.</text:p>
      <text:h text:style-name="P3" text:outline-level="1"><text:span text:style-name="T34">Access</text:span> control</text:h>
      <text:p text:style-name="P63"><text:span text:style-name="T77">Repository</text:span> method<text:span text:style-name="T71">s</text:span>:</text:p>
      <text:p text:style-name="P64"><text:span text:style-name="T68">query permissionInfo(permission: Text) : async {shortName: Text; title Text; description: Text};</text:span></text:p>
      <text:p text:style-name="P66">shared c<text:span text:style-name="T69">reatePermission(</text:span><text:change-start text:change-id="ct109500886484528"/><text:span text:style-name="T106">{</text:span><text:change-end text:change-id="ct109500886484528"/><text:span text:style-name="T69">uid: Text; </text:span><text:span text:style-name="T68">shortName: Text; title Text; description: Text}</text:span><text:span text:style-name="T69">): async </text:span><text:span text:style-name="T85">RepositoryPartitionRO</text:span><text:span text:style-name="T68">;</text:span><text:change-start text:change-id="ct109500643652928"/></text:p>
      <text:p text:style-name="P80">TODO: updatePermission(...) (who have the right for this?)<text:change-end text:change-id="ct109500643652928"/></text:p>
      <text:p text:style-name="P62">Permission names <text:span text:style-name="T67">will be GUIDs.</text:span></text:p>
      <text:p text:style-name="P39">Optional method of user packages:</text:p>
      <text:p text:style-name="P39">shared func giveAccess(to: Principal, methodName: Text): async ();</text:p>
      <text:p text:style-name="P39"><text:change text:change-id="ct109500729425920"/><text:change-start text:change-id="ct109500734320320"/><text:span text:style-name="T107">C</text:span><text:change-end text:change-id="ct109500734320320"/>allable only by <text:change text:change-id="ct109500764821856"/><text:span text:style-name="T55">package manager</text:span>.<text:change text:change-id="ct109500858887472"/></text:p>
      <text:p text:style-name="P43">It is intended to give access to methodName, but is not warranted to d<text:span text:style-name="T35">o</text:span> this.</text:p>
      <text:p text:style-name="P44">Method of package manager <text:span text:style-name="T53">wrapping the above</text:span>:</text:p>
      <text:p text:style-name="P18"><text:span text:style-name="T36">s</text:span>hared func giveAccess(<text:span text:style-name="T19">packageId: </text:span><text:span text:style-name="T24">InstallationId, </text:span><text:span text:style-name="T36">permissionName: Text</text:span>): <text:span text:style-name="T36">async ();</text:span></text:p>
      <text:p text:style-name="P40"><text:span text:style-name="T54">C</text:span>allable only by our user?</text:p>
      <text:p text:style-name="P45">Use canister method (should be callable by <text:change text:change-id="ct109500654270880"/>package manager)</text:p>
      <text:p text:style-name="P41">shared func <text:span text:style-name="T57">revoke</text:span>Access(to: Principal, methodName: Text): async ();</text:p>
      <text:p text:style-name="P46">and package manager method wrapping it:</text:p>
      <text:p text:style-name="P19"><text:span text:style-name="T36">s</text:span>hared func <text:span text:style-name="T57">revoke</text:span>Access(<text:span text:style-name="T19">packageId: </text:span><text:span text:style-name="T24">InstallationId, </text:span><text:span text:style-name="T36">permissionName: Text</text:span>): <text:span text:style-name="T36">async ();</text:span></text:p>
      <text:p text:style-name="P20"><text:span text:style-name="T61">query</text:span> func <text:span text:style-name="T62">getP</text:span><text:span text:style-name="T61">ermissions(</text:span><text:span text:style-name="T19">packageId: </text:span><text:span text:style-name="T24">InstallationId</text:span><text:span text:style-name="T61">): [Text];</text:span></text:p>
      <text:p text:style-name="P48">Get the permissions added through package manager’s method<text:change-start text:change-id="ct109500851559904"/><text:span text:style-name="T108">s</text:span><text:change-end text:change-id="ct109500851559904"/>.</text:p>
      <text:h text:style-name="P5" text:outline-level="1">Possible future features</text:h>
      <text:p text:style-name="P67">TODO: <text:span text:style-name="T91">Distinction between</text:span> the <text:span text:style-name="T92">repository and</text:span> user’s PM! <text:span text:style-name="T70">The user’s one may cache the main one (is it worth? </text:span><text:span text:style-name="T90">should a blackholed canister be used for cache?</text:span><text:span text:style-name="T70">) </text:span><text:span text:style-name="T96">We may implement the cache in the future.</text:span></text:p>
      <text:p text:style-name="P70"><text:span text:style-name="T88">Blackholed PM is </text:span><text:span text:style-name="T95">useful</text:span><text:span text:style-name="T88"> for this reason</text:span><text:span text:style-name="T72">: If a DAO is screwed, it may install a screwed package manager that would install something other than correct packages from </text:span><text:span text:style-name="T74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72"><text:span text:style-name="T5">W</text:span><text:span text:style-name="T1">e can create a virtual DAO, for example, adding some packages to another DAO.</text:span></text:p>
      <text:p text:style-name="P76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77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9500850697792"/></text:p>
      <text:p text:style-name="P29"><text:span text:style-name="T16">User to delegate </text:span><text:span text:style-name="T17">install/remove</text:span><text:span text:style-name="T16"> operations to somebody other (“admin”).</text:span><text:change-end text:change-id="ct109500850697792"/></text:p>
      <text:h text:style-name="P6" text:outline-level="1"><text:span text:style-name="T15">Misc n</text:span>otes</text:h>
      <text:p text:style-name="P65">TODO: PM updating itself without breaking. <text:span text:style-name="T93">What need to take into account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4.2$Linux_X86_64 LibreOffice_project/420$Build-2</meta:generator>
    <dc:date>2024-07-04T15:50:16.506742100</dc:date>
    <meta:editing-duration>P1DT17H32M55S</meta:editing-duration>
    <meta:editing-cycles>175</meta:editing-cycles>
    <meta:document-statistic meta:table-count="0" meta:image-count="0" meta:object-count="0" meta:page-count="1" meta:paragraph-count="95" meta:word-count="927" meta:character-count="6510" meta:non-whitespace-character-count="5672"/>
  </office:meta>
</office:document-meta>
</file>